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5b63c" officeooo:paragraph-rsid="0005b63c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officeooo:rsid="0005b63c" officeooo:paragraph-rsid="0005b63c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officeooo:rsid="0005b63c" officeooo:paragraph-rsid="0006296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ize="12pt" fo:font-weight="normal" officeooo:rsid="0005b63c" officeooo:paragraph-rsid="0006296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officeooo:rsid="00062965" officeooo:paragraph-rsid="0006296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ize="12pt" fo:font-weight="normal" officeooo:rsid="0008084b" officeooo:paragraph-rsid="0008084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weight="normal" officeooo:rsid="0008084b" officeooo:paragraph-rsid="0008084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8084b" officeooo:paragraph-rsid="0008084b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6pt" fo:font-weight="normal" officeooo:rsid="00062965" officeooo:paragraph-rsid="00062965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062965" officeooo:paragraph-rsid="00062965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05b63c" officeooo:paragraph-rsid="0005b63c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officeooo:rsid="00062965" officeooo:paragraph-rsid="00062965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LÉGIO GENERAL ESTADUAL EURICO GASPAR DUTRA</text:p>
      <text:p text:style-name="P1"/>
      <text:p text:style-name="P2">Emerson Frank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TRABALHO DE PROGRAMAÇÃO</text:p>
      <text:p text:style-name="P2">Criar capa 1 e capa 2 de acordo com as normas da ABN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rmond-Pr</text:p>
      <text:p text:style-name="P2">02/08/2024</text:p>
      <text:p text:style-name="P2"/>
      <text:p text:style-name="P9"><text:soft-page-break/>EMERSON FRANK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TRABALHO DE PROGRAMAÇÃO</text:p>
      <text:p text:style-name="P3">Criar capa 1 e capa 2 de acordo com as normas da ABNT</text:p>
      <text:p text:style-name="P3"/>
      <text:p text:style-name="P3"/>
      <text:p text:style-name="P3"/>
      <text:p text:style-name="P4"/>
      <text:p text:style-name="P6">Trabalho de conclusão da disciplina de <text:s/></text:p>
      <text:p text:style-name="P6">Programação, Ensino Médio, Colégio <text:s text:c="2"/></text:p>
      <text:p text:style-name="P6">General Estadual Eurico Gaspar Dutra <text:s/></text:p>
      <text:p text:style-name="P6"/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8">ORIENTADOR: THRECY CARLA SABINI</text:p>
      <text:p text:style-name="P7"/>
      <text:p text:style-name="P7"/>
      <text:p text:style-name="P7"/>
      <text:p text:style-name="P7"/>
      <text:p text:style-name="P7"/>
      <text:p text:style-name="P7">Virmond-PR</text:p>
      <text:p text:style-name="P7">02/08/2024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2T15:53:21.827336983</meta:creation-date>
    <dc:date>2024-08-02T16:22:24.445305092</dc:date>
    <meta:editing-duration>PT8M42S</meta:editing-duration>
    <meta:editing-cycles>1</meta:editing-cycles>
    <meta:document-statistic meta:table-count="0" meta:image-count="0" meta:object-count="0" meta:page-count="2" meta:paragraph-count="15" meta:word-count="65" meta:character-count="408" meta:non-whitespace-character-count="351"/>
    <meta:generator>LibreOffice/7.0.6.2$Linux_X86_64 LibreOffice_project/144abb84a525d8e30c9dbbefa69cbbf2d8d4ae3b</meta:generator>
  </office:meta>
</office:document-meta>
</file>